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3.7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3in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53e" officeooo:paragraph-rsid="001f453e"/>
    </style:style>
    <style:style style:name="P2" style:family="paragraph" style:parent-style-name="Standard">
      <style:text-properties style:font-name="Arial" fo:font-size="14pt" fo:font-weight="bold" officeooo:rsid="001f453e" officeooo:paragraph-rsid="001f453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2pt" fo:font-weight="normal" officeooo:rsid="001f453e" officeooo:paragraph-rsid="001f453e" style:font-size-asian="10.5pt" style:font-weight-asian="normal" style:font-size-complex="12pt" style:font-weight-complex="normal"/>
    </style:style>
    <style:style style:name="P4" style:family="paragraph" style:parent-style-name="Table_20_Heading">
      <style:paragraph-properties fo:text-align="center" style:justify-single-word="false"/>
      <style:text-properties style:font-name="Arial" fo:font-size="12pt" officeooo:rsid="001f453e" officeooo:paragraph-rsid="001f453e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20483f" officeooo:paragraph-rsid="0020483f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officeooo:rsid="00215306" officeooo:paragraph-rsid="00215306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2256bb" officeooo:paragraph-rsid="002256bb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2pt" officeooo:rsid="002256bb" officeooo:paragraph-rsid="002256bb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237499" officeooo:paragraph-rsid="00237499" style:font-size-asian="10.5pt" style:font-size-complex="12pt"/>
    </style:style>
    <style:style style:name="P11" style:family="paragraph" style:parent-style-name="Table_20_Contents" style:list-style-name="L2">
      <style:paragraph-properties fo:text-align="center" style:justify-single-word="false"/>
      <style:text-properties style:font-name="Arial" fo:font-size="12pt" officeooo:rsid="00237499" officeooo:paragraph-rsid="00237499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rsid="00237499" officeooo:paragraph-rsid="00237499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2558d3" officeooo:paragraph-rsid="002558d3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299718" officeooo:paragraph-rsid="00299718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2b92ce" officeooo:paragraph-rsid="002b92ce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2c258b" officeooo:paragraph-rsid="002c258b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officeooo:rsid="002c258b" officeooo:paragraph-rsid="003135e4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33e966" officeooo:paragraph-rsid="0033e966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2pt" officeooo:rsid="003857b3" officeooo:paragraph-rsid="003857b3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2pt" officeooo:rsid="003a0982" officeooo:paragraph-rsid="003a0982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2pt" officeooo:rsid="003eb321" officeooo:paragraph-rsid="003eb321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officeooo:rsid="0043cdbe" officeooo:paragraph-rsid="0043cdbe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2pt" officeooo:rsid="0043cdbe" officeooo:paragraph-rsid="0043cdbe" style:font-size-asian="10.5pt" style:font-size-complex="12pt"/>
    </style:style>
    <style:style style:name="P24" style:family="paragraph" style:parent-style-name="Table_20_Contents" style:list-style-name="L1">
      <style:paragraph-properties fo:text-align="center" style:justify-single-word="false"/>
      <style:text-properties officeooo:paragraph-rsid="00215306"/>
    </style:style>
    <style:style style:name="P25" style:family="paragraph" style:parent-style-name="Table_20_Contents" style:list-style-name="L1">
      <style:paragraph-properties fo:text-align="center" style:justify-single-word="false"/>
      <style:text-properties officeooo:paragraph-rsid="002256bb"/>
    </style:style>
    <style:style style:name="P26" style:family="paragraph" style:parent-style-name="Table_20_Contents" style:list-style-name="L1">
      <style:paragraph-properties fo:text-align="center" style:justify-single-word="false"/>
      <style:text-properties officeooo:rsid="002256bb" officeooo:paragraph-rsid="002256bb"/>
    </style:style>
    <style:style style:name="P27" style:family="paragraph" style:parent-style-name="Footnote">
      <style:text-properties officeooo:rsid="002256bb" officeooo:paragraph-rsid="002256bb"/>
    </style:style>
    <style:style style:name="P28" style:family="paragraph" style:parent-style-name="Footnote">
      <style:text-properties officeooo:rsid="00237499" officeooo:paragraph-rsid="00237499"/>
    </style:style>
    <style:style style:name="P29" style:family="paragraph" style:parent-style-name="Footnote">
      <style:text-properties officeooo:rsid="002b92ce" officeooo:paragraph-rsid="002b92ce"/>
    </style:style>
    <style:style style:name="P30" style:family="paragraph" style:parent-style-name="Footnote">
      <style:text-properties officeooo:rsid="002f6dd3" officeooo:paragraph-rsid="002f6dd3"/>
    </style:style>
    <style:style style:name="T1" style:family="text">
      <style:text-properties officeooo:rsid="0020483f"/>
    </style:style>
    <style:style style:name="T2" style:family="text">
      <style:text-properties officeooo:rsid="00215306"/>
    </style:style>
    <style:style style:name="T3" style:family="text">
      <style:text-properties style:font-name="Arial" fo:font-size="12pt" style:font-size-asian="10.5pt" style:font-size-complex="12pt"/>
    </style:style>
    <style:style style:name="T4" style:family="text">
      <style:text-properties style:font-name="Arial" fo:font-size="12pt" officeooo:rsid="00215306" style:font-size-asian="10.5pt" style:font-size-complex="12pt"/>
    </style:style>
    <style:style style:name="T5" style:family="text">
      <style:text-properties style:font-name="Arial" fo:font-size="12pt" officeooo:rsid="002256bb" style:font-size-asian="10.5pt" style:font-size-complex="12pt"/>
    </style:style>
    <style:style style:name="T6" style:family="text">
      <style:text-properties officeooo:rsid="002256bb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2f6dd3"/>
    </style:style>
    <style:style style:name="T9" style:family="text">
      <style:text-properties officeooo:rsid="00237499"/>
    </style:style>
    <style:style style:name="T10" style:family="text">
      <style:text-properties officeooo:rsid="0026325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135e4" style:font-style-asian="italic" style:font-style-complex="italic"/>
    </style:style>
    <style:style style:name="T13" style:family="text">
      <style:text-properties fo:font-style="italic" officeooo:rsid="003b1b4a" style:font-style-asian="italic" style:font-style-complex="italic"/>
    </style:style>
    <style:style style:name="T14" style:family="text">
      <style:text-properties officeooo:rsid="002b92ce"/>
    </style:style>
    <style:style style:name="T15" style:family="text">
      <style:text-properties officeooo:rsid="002c258b"/>
    </style:style>
    <style:style style:name="T16" style:family="text">
      <style:text-properties officeooo:rsid="003135e4"/>
    </style:style>
    <style:style style:name="T17" style:family="text">
      <style:text-properties officeooo:rsid="0034ea81"/>
    </style:style>
    <style:style style:name="T18" style:family="text">
      <style:text-properties officeooo:rsid="00379987"/>
    </style:style>
    <style:style style:name="T19" style:family="text">
      <style:text-properties officeooo:rsid="003857b3"/>
    </style:style>
    <style:style style:name="T20" style:family="text">
      <style:text-properties officeooo:rsid="003b1b4a"/>
    </style:style>
    <style:style style:name="T21" style:family="text">
      <style:text-properties officeooo:rsid="003b928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nothing" fo:text-indent="-0.3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s and Explanations</text:p>
      <text:p text:style-name="P2"/>
      <text:p text:style-name="P3">Below is table with the definitions and explanations of thresholds and parameters used in this pipeline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Parameter</text:p>
            </table:table-cell>
            <table:table-cell table:style-name="Table1.A1" office:value-type="string">
              <text:p text:style-name="P4">Pipeline Argument</text:p>
            </table:table-cell>
            <table:table-cell table:style-name="Table1.C1" office:value-type="string">
              <text:p text:style-name="P4">Definition</text:p>
            </table:table-cell>
          </table:table-row>
        </table:table-header-rows>
        <table:table-row>
          <table:table-cell table:style-name="Table1.A2" office:value-type="string">
            <text:p text:style-name="P8"><text:span text:style-name="T9">s</text:span>ample table<text:note text:id="ftn0" text:note-class="footnote"><text:note-citation>1</text:note-citation><text:note-body><text:p text:style-name="P27">Required input for pipeline</text:p></text:note-body></text:note> </text:p>
          </table:table-cell>
          <table:table-cell table:style-name="Table1.A2" office:value-type="string">
            <text:p text:style-name="P6">-sampleTable</text:p>
          </table:table-cell>
          <table:table-cell table:style-name="Table1.C2" office:value-type="string">
            <text:p text:style-name="P9">Sample information file in tab-delimited format extracted from genomeStudio or created by user. The following headers must be present (order does not matter, but headers are name and <text:span text:style-name="T2">case-sensitive)</text:span>:</text:p>
            <text:list xml:id="list2416387386568020485" text:style-name="L2">
              <text:list-item>
                <text:p text:style-name="P11">Sample ID</text:p>
              </text:list-item>
              <text:list-item>
                <text:p text:style-name="P11">Call Rate</text:p>
              </text:list-item>
              <text:list-item>
                <text:p text:style-name="P11">p10 GC</text:p>
              </text:list-item>
              <text:list-item>
                <text:p text:style-name="P11">RACE</text:p>
              </text:list-item>
              <text:list-item>
                <text:p text:style-name="P11">ETHNIC</text:p>
              </text:list-item>
            </text:list>
          </table:table-cell>
        </table:table-row>
        <table:table-row>
          <table:table-cell table:style-name="Table1.A2" office:value-type="string">
            <text:p text:style-name="P8">SNP table<text:span text:style-name="T7">1</text:span></text:p>
          </table:table-cell>
          <table:table-cell table:style-name="Table1.A2" office:value-type="string">
            <text:p text:style-name="P5">-<text:span text:style-name="T1">snpTable</text:span></text:p>
          </table:table-cell>
          <table:table-cell table:style-name="Table1.C3" office:value-type="string">
            <text:p text:style-name="P7">SNP information extracted from genomeStudio SNP table. <text:s/>The headers in this file should have the following <text:span text:style-name="T6">information and </text:span>Illumina filtering metrics with the following names <text:span text:style-name="T6">(order does not matter, but headers are name and </text:span>case-sensitive):</text:p>
            <text:list xml:id="list6276839328162562628" text:style-name="L1">
              <text:list-item>
                <text:p text:style-name="P25"><text:span text:style-name="T4"><text:s/></text:span><text:span text:style-name="T5">Chr</text:span></text:p>
              </text:list-item>
              <text:list-item>
                <text:p text:style-name="P26"><text:span text:style-name="T3"><text:s/>Name</text:span></text:p>
              </text:list-item>
              <text:list-item>
                <text:p text:style-name="P25"><text:span text:style-name="T4"><text:s/></text:span><text:span text:style-name="T5">Call Freq</text:span></text:p>
              </text:list-item>
              <text:list-item>
                <text:p text:style-name="P25"><text:span text:style-name="T4"><text:s/>Cluster Sep</text:span></text:p>
              </text:list-item>
              <text:list-item>
                <text:p text:style-name="P24"><text:span text:style-name="T4"><text:s/>AA T Mean</text:span></text:p>
              </text:list-item>
              <text:list-item>
                <text:p text:style-name="P24"><text:span text:style-name="T4"><text:s/>AA T Dev</text:span></text:p>
              </text:list-item>
              <text:list-item>
                <text:p text:style-name="P24"><text:span text:style-name="T4"><text:s/>BB T Mean</text:span></text:p>
              </text:list-item>
              <text:list-item>
                <text:p text:style-name="P24"><text:span text:style-name="T4"><text:s/>BB T Dev</text:span></text:p>
              </text:list-item>
              <text:list-item>
                <text:p text:style-name="P24"><text:span text:style-name="T4"><text:s/>AA R Mean</text:span></text:p>
              </text:list-item>
              <text:list-item>
                <text:p text:style-name="P24"><text:span text:style-name="T4"><text:s/>AB R Mean</text:span></text:p>
              </text:list-item>
              <text:list-item>
                <text:p text:style-name="P24"><text:span text:style-name="T4"><text:s/>BB R Mean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8">PLINK files<text:span text:style-name="T7">1,</text:span><text:span text:style-name="T8">2</text:span></text:p>
          </table:table-cell>
          <table:table-cell table:style-name="Table1.A2" office:value-type="string">
            <text:p text:style-name="P5">-<text:span text:style-name="T1">inputPLINK</text:span></text:p>
          </table:table-cell>
          <table:table-cell table:style-name="Table1.C5" office:value-type="string">
            <text:p text:style-name="P12">PED file with associated MAP file or BED<text:note text:id="ftn1" text:note-class="footnote"><text:note-citation>2</text:note-citation><text:note-body><text:p text:style-name="P28">binary PED (PLINK format) not to be confused with BED format adopted by UCSC for NGS DNA-,RNA-seq technologies</text:p></text:note-body></text:note> file with associated BIM and FAM files</text:p>
          </table:table-cell>
        </table:table-row>
        <table:table-row>
          <table:table-cell table:style-name="Table1.A2" office:value-type="string">
            <text:p text:style-name="P22">Array Type</text:p>
          </table:table-cell>
          <table:table-cell table:style-name="Table1.A2" office:value-type="string">
            <text:p text:style-name="P22">--arrayType</text:p>
          </table:table-cell>
          <table:table-cell table:style-name="Table1.C5" office:value-type="string">
            <text:p text:style-name="P23">The name of the chip or array used to plate SNPs</text:p>
          </table:table-cell>
        </table:table-row>
        <text:soft-page-break/>
        <table:table-row table:style-name="Table1.6">
          <table:table-cell table:style-name="Table1.A2" office:value-type="string">
            <text:p text:style-name="P10">output directory</text:p>
          </table:table-cell>
          <table:table-cell table:style-name="Table1.A2" office:value-type="string">
            <text:p text:style-name="P5">--<text:span text:style-name="T1">outDir</text:span></text:p>
          </table:table-cell>
          <table:table-cell table:style-name="Table1.C6" office:value-type="string">
            <text:p text:style-name="P13">Location and name of desired output directory to create the new file project folder. <text:s/>NOTE: <text:s/>all files created from PLINK in the pipeline will be stored where the input PLINK files are located. <text:s/>Only final PDF and output not generated from PLINK will be stored in this location. <text:s/><text:span text:style-name="T10">The default is the user’s current working directory.</text:span></text:p>
          </table:table-cell>
        </table:table-row>
        <table:table-row>
          <table:table-cell table:style-name="Table1.A2" office:value-type="string">
            <text:p text:style-name="P8"><text:span text:style-name="T9">p</text:span>roject Name</text:p>
          </table:table-cell>
          <table:table-cell table:style-name="Table1.A2" office:value-type="string">
            <text:p text:style-name="P5">--<text:span text:style-name="T1">projectName</text:span></text:p>
          </table:table-cell>
          <table:table-cell table:style-name="Table1.C7" office:value-type="string">
            <text:p text:style-name="P13">The name of the project to be created in the output directory. <text:s/>All non-PLINK generated output will be stored in the desired output directory under the folder with this name. The project name must be unique and not already present. <text:s/>WILL NOT OVERRIDE EXISTING PROJECTS!</text:p>
          </table:table-cell>
        </table:table-row>
        <table:table-row>
          <table:table-cell table:style-name="Table1.A2" office:value-type="string">
            <text:p text:style-name="P6">sample call rate/frequency</text:p>
          </table:table-cell>
          <table:table-cell table:style-name="Table1.A2" office:value-type="string">
            <text:p text:style-name="P5">--<text:span text:style-name="T1">callrate</text:span></text:p>
          </table:table-cell>
          <table:table-cell table:style-name="Table1.C8" office:value-type="string">
            <text:p text:style-name="P14">[FLOAT] <text:span text:style-name="T11">default: 0.991</text:span> The overall sample minimum call rate to be included in the sample set. Anything below this value will be removed from the sample space. <text:s/>This is essentially the ratio of SNPs that were called over all SNPs in a given sample.</text:p>
          </table:table-cell>
        </table:table-row>
        <table:table-row>
          <table:table-cell table:style-name="Table1.A2" office:value-type="string">
            <text:p text:style-name="P6">snp call rate/frequency<text:note text:id="ftn2" text:note-class="footnote"><text:note-citation>3</text:note-citation><text:note-body><text:p text:style-name="P29">This threshold is only applied to autosomal chromosomes. <text:s/>X, Y, mitochondrial, and SNPs with an unknown or chr 0 specification are excluded from this filter.</text:p></text:note-body></text:note></text:p>
          </table:table-cell>
          <table:table-cell table:style-name="Table1.A2" office:value-type="string">
            <text:p text:style-name="P5">--<text:span text:style-name="T1">snp_callrate</text:span></text:p>
          </table:table-cell>
          <table:table-cell table:style-name="Table1.C9" office:value-type="string">
            <text:p text:style-name="P14">[FLOAT] <text:span text:style-name="T11">default: <text:s/>0.97</text:span> <text:s/>The overall SNP minimum call rate in order to be included in the SNP sample space. <text:s/>Any SNP below this value will be removed. <text:s/>This is essentially the frequency, expressed as a ratio, at which the SNP was called across all samples. <text:s/><text:span text:style-name="T14">A low snp call rate/frequency can be indicative of a poor quality or failing SNP.</text:span></text:p>
          </table:table-cell>
        </table:table-row>
        <table:table-row>
          <table:table-cell table:style-name="Table1.A2" office:value-type="string">
            <text:p text:style-name="P6">cluster separation<text:span text:style-name="T8"><text:note text:id="ftn3" text:note-class="footnote"><text:note-citation>4</text:note-citation><text:note-body><text:p text:style-name="P30">Default value is set to Illumina recommended hard cut-offs</text:p></text:note-body></text:note></text:span></text:p>
          </table:table-cell>
          <table:table-cell table:style-name="Table1.A2" office:value-type="string">
            <text:p text:style-name="P5">--<text:span text:style-name="T1">clusterSep</text:span></text:p>
          </table:table-cell>
          <table:table-cell table:style-name="Table1.C10" office:value-type="string">
            <text:p text:style-name="P15">[FLOAT] <text:span text:style-name="T11">default: 0.30</text:span> <text:s/>Illimuna <text:span text:style-name="T19">G</text:span>enome<text:span text:style-name="T15">S</text:span>tudio metric that measures the separation in the AA, AB, BB clusters. <text:s/>Ranges from 0-1. Low cluster separation can be indicative of a poor quality or failing SNP. <text:s/>Any SNP below the threshold will be removed.</text:p>
          </table:table-cell>
        </table:table-row>
        <table:table-row>
          <table:table-cell table:style-name="Table1.A2" office:value-type="string">
            <text:p text:style-name="P6">AA theta mean<text:span text:style-name="T8">4</text:span></text:p>
          </table:table-cell>
          <table:table-cell table:style-name="Table1.A2" office:value-type="string">
            <text:p text:style-name="P5">--<text:span text:style-name="T1">AATmean</text:span></text:p>
          </table:table-cell>
          <table:table-cell table:style-name="Table1.C11" office:value-type="string">
            <text:p text:style-name="P16">[FLOAT] <text:span text:style-name="T11">default: 0.30</text:span> Illumina <text:span text:style-name="T19">G</text:span>enomeStudio metric which measures the mean of the normalized homozygous AA theta values across all SNPs. <text:s/>Ranges from 0-1. A value above the default threshold may indicate that the AA cluster is far from the axis. <text:s/>Any SNP with a value above this threshold is removed from analysis.</text:p>
          </table:table-cell>
        </table:table-row>
        <table:table-row>
          <table:table-cell table:style-name="Table1.A14" office:value-type="string">
            <text:p text:style-name="P6"/>
          </table:table-cell>
          <table:table-cell table:style-name="Table1.B12" office:value-type="string">
            <text:p text:style-name="P5">--<text:span text:style-name="T1">AATdev</text:span></text:p>
          </table:table-cell>
          <table:table-cell table:style-name="Table1.C1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6">BB theta mean<text:span text:style-name="T8">4</text:span></text:p>
          </table:table-cell>
          <table:table-cell table:style-name="Table1.A2" office:value-type="string">
            <text:p text:style-name="P5">--<text:span text:style-name="T1">BBTmean</text:span></text:p>
          </table:table-cell>
          <table:table-cell table:style-name="Table1.C13" office:value-type="string">
            <text:p text:style-name="P17">[FLOAT] <text:span text:style-name="T11">default: 0.</text:span><text:span text:style-name="T12">7</text:span><text:span text:style-name="T11">0</text:span> Illumina <text:span text:style-name="T19">G</text:span>enomeStudio metric which measures the mean of the normalized homozygous <text:span text:style-name="T16">BB</text:span> theta values across all SNPs. <text:s/>Ranges from 0-1. A value <text:span text:style-name="T16">below</text:span> the default threshold may indicate that the <text:span text:style-name="T16">BB</text:span> cluster is far from the axis. <text:s/>Any SNP with a value <text:span text:style-name="T16">below</text:span> this threshold is removed from analysis.</text:p>
          </table:table-cell>
        </table:table-row>
        <table:table-row>
          <table:table-cell table:style-name="Table1.A14" office:value-type="string">
            <text:p text:style-name="P6"/>
          </table:table-cell>
          <table:table-cell table:style-name="Table1.B14" office:value-type="string">
            <text:p text:style-name="P5">--<text:span text:style-name="T1">BBTdev</text:span></text:p>
          </table:table-cell>
          <table:table-cell table:style-name="Table1.C14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AA intensity mean<text:span text:style-name="T8">4</text:span></text:p>
          </table:table-cell>
          <table:table-cell table:style-name="Table1.A2" office:value-type="string">
            <text:p text:style-name="P5">--<text:span text:style-name="T1">AARmean</text:span></text:p>
          </table:table-cell>
          <table:table-cell table:style-name="Table1.C15" office:value-type="string">
            <text:p text:style-name="P18">[FLOAT] <text:span text:style-name="T11">default: 0.20</text:span> <text:s/>Illumina <text:span text:style-name="T19">G</text:span>enomeStudio metric to measure the mean normalized intensity of the AA homozygous cluster. <text:s/>Any SNP with an AA R mean equal to or below this threshold is removed due to unreliability <text:span text:style-name="T17">resulting from </text:span>low intensities.</text:p>
          </table:table-cell>
        </table:table-row>
        <table:table-row>
          <table:table-cell table:style-name="Table1.A2" office:value-type="string">
            <text:p text:style-name="P6">AB intensity mean<text:span text:style-name="T8">4</text:span></text:p>
          </table:table-cell>
          <table:table-cell table:style-name="Table1.A2" office:value-type="string">
            <text:p text:style-name="P5">--<text:span text:style-name="T1">ABRmean</text:span></text:p>
          </table:table-cell>
          <table:table-cell table:style-name="Table1.C16" office:value-type="string">
            <text:p text:style-name="P18">[FLOAT] <text:span text:style-name="T11">default: 0.20</text:span> <text:s/>Illumina <text:span text:style-name="T19">G</text:span>enomeStudio metric to measure the mean normalized intensity of the A<text:span text:style-name="T18">B heterozygous</text:span> cluster. <text:s/>Any SNP with an A<text:span text:style-name="T18">B</text:span> R mean equal to or below this threshold is removed due to unreliability <text:span text:style-name="T17">resulting from </text:span>low intensities.</text:p>
          </table:table-cell>
        </table:table-row>
        <table:table-row>
          <table:table-cell table:style-name="Table1.A2" office:value-type="string">
            <text:p text:style-name="P6">BB intensity mean<text:span text:style-name="T8">4</text:span></text:p>
          </table:table-cell>
          <table:table-cell table:style-name="Table1.A2" office:value-type="string">
            <text:p text:style-name="P5">--<text:span text:style-name="T1">BBRmean</text:span></text:p>
          </table:table-cell>
          <table:table-cell table:style-name="Table1.C20" office:value-type="string">
            <text:p text:style-name="P18">[FLOAT] <text:span text:style-name="T11">default: 0.20</text:span> <text:s/>Illumina <text:span text:style-name="T19">G</text:span>enomeStudio metric to measure the mean normalized intensity of the <text:span text:style-name="T18">BB homozygous</text:span> cluster. <text:s/>Any SNP with a <text:span text:style-name="T18">BB</text:span> R mean equal to or below this threshold is removed due to unreliability <text:span text:style-name="T17">resulting from </text:span>low intensities.</text:p>
          </table:table-cell>
        </table:table-row>
        <table:table-row>
          <table:table-cell table:style-name="Table1.A2" office:value-type="string">
            <text:p text:style-name="P6">human genome build version</text:p>
          </table:table-cell>
          <table:table-cell table:style-name="Table1.A2" office:value-type="string">
            <text:p text:style-name="P5">--<text:span text:style-name="T1">genome_build</text:span></text:p>
          </table:table-cell>
          <table:table-cell table:style-name="Table1.C20" office:value-type="string">
            <text:p text:style-name="P19">[select from b36-hg18, b37-hg19 or b38-hg38] <text:span text:style-name="T11">default: b37-hg19</text:span> <text:s/>The genome build that was used to map SNPs. <text:s/>This is used to determine where the X-chromosome bound<text:span text:style-name="T21">a</text:span>ries are for sex-checking and imputation by PLINK.</text:p>
          </table:table-cell>
        </table:table-row>
        <table:table-row>
          <table:table-cell table:style-name="Table1.A2" office:value-type="string">
            <text:p text:style-name="P6">estimated F coefficient for females</text:p>
          </table:table-cell>
          <table:table-cell table:style-name="Table1.A2" office:value-type="string">
            <text:p text:style-name="P5">--<text:span text:style-name="T1">maxFemale</text:span></text:p>
          </table:table-cell>
          <table:table-cell table:style-name="Table1.C20" office:value-type="string">
            <text:p text:style-name="P20">[FLOAT] <text:span text:style-name="T11">default: 0.20</text:span> <text:s/>The maximum estimated F coefficient value <text:span text:style-name="T20">in order for a sample </text:span>to be imputed as female using the X-chromosome. <text:s/>This is the same default as suggested by PLINK, however, this should be adjusted accordingly.</text:p>
          </table:table-cell>
        </table:table-row>
        <table:table-row>
          <table:table-cell table:style-name="Table1.A2" office:value-type="string">
            <text:p text:style-name="P6">estimated F coefficient for males</text:p>
          </table:table-cell>
          <table:table-cell table:style-name="Table1.A2" office:value-type="string">
            <text:p text:style-name="P5">--<text:span text:style-name="T1">minMale</text:span></text:p>
          </table:table-cell>
          <table:table-cell table:style-name="Table1.C20" office:value-type="string">
            <text:p text:style-name="P20">[FLOAT] <text:span text:style-name="T11">default: 0.</text:span><text:span text:style-name="T13">8</text:span><text:span text:style-name="T11">0</text:span> <text:s/>The m<text:span text:style-name="T20">ini</text:span>mum estimated F coefficient value <text:span text:style-name="T20">in order for a sample </text:span>to be imputed as male using the X-chromosome. <text:s/>This is the same default as suggested by PLINK, however, this should be adjusted accordingly.</text:p>
          </table:table-cell>
        </table:table-row>
        <table:table-row table:style-name="Table1.21">
          <table:table-cell table:style-name="Table1.A2" office:value-type="string">
            <text:p text:style-name="P6">p10GC</text:p>
          </table:table-cell>
          <table:table-cell table:style-name="Table1.A2" office:value-type="string">
            <text:p text:style-name="P6">-</text:p>
          </table:table-cell>
          <table:table-cell table:style-name="Table1.C21" office:value-type="string">
            <text:p text:style-name="P21">[FLOAT] This is a value calculated by Genome Studio of the 10<text:span text:style-name="T7">th</text:span> percentile of GenCall scores across all loci in a sample. <text:s/>It is generally <text:soft-page-break/>positively correlated with overall sample call rate/frequency. <text:s/>Plotting this against the sample call rate can help determine which samples may have performed poorly or have low quality overall.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3:09:06.253858297</meta:creation-date>
    <dc:date>2017-04-05T17:22:30.121745567</dc:date>
    <meta:editing-duration>PT2H38M30S</meta:editing-duration>
    <meta:editing-cycles>24</meta:editing-cycles>
    <meta:generator>LibreOffice/5.1.6.2$Linux_X86_64 LibreOffice_project/10m0$Build-2</meta:generator>
    <meta:document-statistic meta:table-count="1" meta:image-count="0" meta:object-count="0" meta:page-count="4" meta:paragraph-count="81" meta:word-count="932" meta:character-count="5561" meta:non-whitespace-character-count="4695"/>
  </office:meta>
</office:document-meta>
</file>